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erImpl.contextPath(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Impl.queryParams( MultiValueMap &lt; String , String &gt; query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Impl.method( Http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Impl.cookie( HttpCookie ... cook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Request.quer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erverRequest.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remoteAddress( InetSocketAddress remot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erRequest.uri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Request.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Request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Request.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eaders.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eaders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pathVariables( Map &lt; String , String &gt; path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erRequest.bodyToFlux( Class &lt; ? extends S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eaders.asHttp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eaders.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messageReaders( List &lt; HttpMessageReader &lt; ? &gt; &gt; message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Impl.header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eaders.accep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pathVariable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erverRequest.path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Request.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Request.message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Request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Request.body( BodyExtractor &lt; S , ? super ServerHttpRequest &gt; extr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Request.MockServerRequest( HttpMethod method , URI uri , String contextPath , MockHeaders headers , MultiValueMap &lt; String , HttpCookie &gt; cookies , @ Nullable Object body , Map &lt; String , Object &gt; attributes , MultiValueMap &lt; String , String &gt; queryParams , Map &lt; String , String &gt; pathVariables , @ Nullable WebSession session , @ Nullable Principal principal , @ Nullable InetSocketAddress remoteAddress , @ Nullable InetSocketAddress localAddress , List &lt; HttpMessageReader &lt; ? &gt; &gt; messageReaders , @ Nullable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uilderImpl.exchange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Impl.localAddress( InetSocketAddress loca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eaders.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Request.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eaders.accep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eaders.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Request.multipar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Request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Request.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Request.form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Request.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erRequest.bodyToFlux( ParameterizedTypeReference &lt; S &gt; 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Request.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body(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erverRequest.reques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headers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Impl.principal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rverRequest.body( BodyExtractor &lt; S , ? super ServerHttpRequest &gt; extractor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erRequest.bodyToMono( Class &lt; ? extends S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eaders.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eaders.MockHeaders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eaders.header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Impl.cookies( MultiValueMap &lt; String , HttpCookie &gt; cook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eaders.toOptionalLong( lo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Request.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erRequest.bodyToMono( ParameterizedTypeReference &lt; S &gt; type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Impl.session( Web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eaders.header( String head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Impl.attributes(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Impl.queryParam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rImpl.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